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3.6618in"/>
    </style:style>
    <style:style style:name="co9" style:family="table-column">
      <style:table-column-properties fo:break-before="auto" style:column-width="1.9835in"/>
    </style:style>
    <style:style style:name="co10" style:family="table-column">
      <style:table-column-properties fo:break-before="auto" style:column-width="0.261in"/>
    </style:style>
    <style:style style:name="co11" style:family="table-column">
      <style:table-column-properties fo:break-before="auto" style:column-width="7.4283in"/>
    </style:style>
    <style:style style:name="co12" style:family="table-column">
      <style:table-column-properties fo:break-before="auto" style:column-width="4.3618in"/>
    </style:style>
    <style:style style:name="co6" style:family="table-column">
      <style:table-column-properties fo:break-before="auto" style:column-width="0.7098in"/>
    </style:style>
    <style:style style:name="co7" style:family="table-column">
      <style:table-column-properties fo:break-before="auto" style:column-width="0.6028in"/>
    </style:style>
    <style:style style:name="co13" style:family="table-column">
      <style:table-column-properties fo:break-before="auto" style:column-width="3.5008in"/>
    </style:style>
    <style:style style:name="co14" style:family="table-column">
      <style:table-column-properties fo:break-before="auto" style:column-width="4.2429in"/>
    </style:style>
    <style:style style:name="co15" style:family="table-column">
      <style:table-column-properties fo:break-before="auto" style:column-width="0.2201in"/>
    </style:style>
    <style:style style:name="co16" style:family="table-column">
      <style:table-column-properties fo:break-before="auto" style:column-width="0.1827in"/>
    </style:style>
    <style:style style:name="co17" style:family="table-column">
      <style:table-column-properties fo:break-before="auto" style:column-width="0.8925in"/>
    </style:style>
    <style:style style:name="ro4" style:family="table-row">
      <style:table-row-properties style:row-height="5.9283in" fo:break-before="auto" style:use-optimal-row-height="true"/>
    </style:style>
    <style:style style:name="ro5" style:family="table-row">
      <style:table-row-properties style:row-height="2.9744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28in" fo:break-before="auto" style:use-optimal-row-height="true"/>
    </style:style>
    <style:style style:name="ro12" style:family="table-row">
      <style:table-row-properties style:row-height="1.4091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ests_20__2b__20_coverage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24" style:family="table-cell" style:parent-style-name="Default">
      <style:text-properties style:font-name="Arial" style:font-name-asian="DejaVu Sans" style:font-name-complex="DejaVu Sans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wrap-option="wrap"/>
      <style:text-properties style:font-name="Arial" style:font-name-asian="DejaVu Sans" style:font-name-complex="DejaVu Sans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none" fo:border-right="none" fo:border-top="0.0346in solid #000000"/>
    </style:style>
    <style:style style:name="ce7" style:family="table-cell" style:parent-style-name="Greenbackgrd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0000"/>
      <style:map style:condition="cell-content()=1" style:apply-style-name="Excel_5f_CondFormat_5f_1_5f_2_5f_1" style:base-cell-address="'Tests + coverage'.B13"/>
      <style:map style:condition="cell-content()=2" style:apply-style-name="yellow_5f_cond" style:base-cell-address="'Tests + coverage'.B13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Redbackgrd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Greenbackgrd">
      <style:table-cell-properties fo:background-color="#ffffff"/>
    </style:style>
    <style:style style:name="ce12" style:family="table-cell" style:parent-style-name="Redbackgrd">
      <style:table-cell-properties fo:background-color="#ffffff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/>
    </style:style>
    <style:style style:name="ce1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1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21" style:family="table-cell" style:parent-style-name="Default">
      <style:table-cell-properties fo:border-bottom="none" style:diagonal-bl-tr="none" style:diagonal-tl-br="none" fo:border-left="0.0008in solid #000000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0008in solid #000000" fo:border-right="none" fo:border-top="none"/>
      <style:map style:condition="cell-content()=1" style:apply-style-name="Excel_5f_CondFormat_5f_1_5f_1_5f_1" style:base-cell-address="'Tests + coverage'.E10"/>
    </style:style>
    <style:style style:name="ce27" style:family="table-cell" style:parent-style-name="Default">
      <style:table-cell-properties fo:border-bottom="none" style:diagonal-bl-tr="none" style:diagonal-tl-br="none" fo:border-left="0.0008in solid #000000" fo:border-right="none" fo:border-top="0.0346in solid #000000"/>
      <style:map style:condition="cell-content()&gt;=1" style:apply-style-name="Excel_5f_CondFormat_5f_1_5f_2_5f_1" style:base-cell-address="'Tests + coverage'.B10"/>
      <style:map style:condition="cell-content()=0" style:apply-style-name="Excel_5f_CondFormat_5f_1_5f_2_5f_2" style:base-cell-address="'Tests + coverage'.B10"/>
    </style:style>
    <style:style style:name="ce28" style:family="table-cell" style:parent-style-name="Default">
      <style:table-cell-properties fo:border-bottom="none" style:diagonal-bl-tr="none" style:diagonal-tl-br="none" fo:border-left="0.0008in solid #000000" fo:border-right="none" fo:border-top="none"/>
    </style:style>
    <style:style style:name="ce29" style:family="table-cell" style:parent-style-name="Default">
      <style:map style:condition="cell-content()=1" style:apply-style-name="Excel_5f_CondFormat_5f_1_5f_1_5f_1" style:base-cell-address="'Tests + coverage'.E10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ests + coverage" table:style-name="ta3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8"/>
        <table:table-column table:style-name="co15" table:number-columns-repeated="8" table:default-cell-style-name="Default"/>
        <table:table-column table:style-name="co15" table:number-columns-repeated="2" table:default-cell-style-name="ce16"/>
        <table:table-column table:style-name="co15" table:number-columns-repeated="6" table:default-cell-style-name="Default"/>
        <table:table-column table:style-name="co16" table:number-columns-repeated="235" table:default-cell-style-name="Default"/>
        <table:table-row table:style-name="ro11">
          <table:table-cell table:style-name="ce4" office:value-type="string">
            <text:p>BLTS Framebuffer test coverage map</text:p>
          </table:table-cell>
          <table:table-cell table:style-name="ce4"/>
          <table:table-cell/>
          <table:table-cell table:style-name="ce18" office:value-type="string">
            <text:p>DRAFT</text:p>
          </table:table-cell>
          <table:table-cell table:style-name="ce16"/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Sources:</text:p>
          </table:table-cell>
          <table:table-cell office:value-type="string">
            <text:p>Kernel version 2.6.28, 2.6.31 and 2.6.32</text:p>
          </table:table-cell>
          <table:table-cell table:style-name="ce16"/>
          <table:table-cell table:number-columns-repeated="251"/>
        </table:table-row>
        <table:table-row table:style-name="ro2">
          <table:table-cell table:number-columns-repeated="2"/>
          <table:table-cell table:style-name="ce13"/>
          <table:table-cell/>
          <table:table-cell table:style-name="ce16"/>
          <table:table-cell table:number-columns-repeated="251"/>
        </table:table-row>
        <table:table-row table:style-name="ro2">
          <table:table-cell/>
          <table:table-cell office:value-type="string">
            <text:p>Version</text:p>
          </table:table-cell>
          <table:table-cell table:style-name="ce14" office:value-type="string">
            <text:p>0.0.8</text:p>
          </table:table-cell>
          <table:table-cell/>
          <table:table-cell table:style-name="ce16"/>
          <table:table-cell table:number-columns-repeated="251"/>
        </table:table-row>
        <table:table-row table:style-name="ro2">
          <table:table-cell table:number-columns-repeated="4"/>
          <table:table-cell table:style-name="ce21" office:value-type="string">
            <text:p>API Coverage <text:span text:style-name="T1">(see second sheet for comments)</text:span>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1"/>
          <table:table-cell table:number-columns-repeated="251"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251"/>
        </table:table-row>
        <table:table-row table:style-name="ro2">
          <table:table-cell table:number-columns-repeated="4"/>
          <table:table-cell table:style-name="ce15" office:value-type="string">
            <text:p>IOCTL</text:p>
          </table:table-cell>
          <table:table-cell table:number-columns-repeated="8"/>
          <table:table-cell table:style-name="ce15"/>
          <table:table-cell table:style-name="Default"/>
          <table:table-cell table:number-columns-repeated="241"/>
        </table:table-row>
        <table:table-row table:style-name="ro12">
          <table:table-cell table:style-name="ce5"/>
          <table:table-cell table:style-name="ce5" office:value-type="string">
            <text:p>Status</text:p>
          </table:table-cell>
          <table:table-cell table:style-name="ce15" office:value-type="string">
            <text:p>Test cases / sets</text:p>
          </table:table-cell>
          <table:table-cell table:style-name="ce15" office:value-type="string">
            <text:p>Commentary</text:p>
          </table:table-cell>
          <table:table-cell table:style-name="ce22" office:value-type="string">
            <text:p>FBIOGET_VSCREENINFO</text:p>
          </table:table-cell>
          <table:table-cell table:style-name="ce22" office:value-type="string">
            <text:p>FBIOPUT_VSCREENINFO</text:p>
          </table:table-cell>
          <table:table-cell table:style-name="ce22" office:value-type="string">
            <text:p>FBIOGET_FSCREENINFO</text:p>
          </table:table-cell>
          <table:table-cell table:style-name="ce22" office:value-type="string">
            <text:p>FBIOGETCMAP</text:p>
          </table:table-cell>
          <table:table-cell table:style-name="ce22" office:value-type="string">
            <text:p>FBIOPUTCMAP</text:p>
          </table:table-cell>
          <table:table-cell table:style-name="ce22" office:value-type="string">
            <text:p>FBIOPAN_DISPLAY</text:p>
          </table:table-cell>
          <table:table-cell table:style-name="ce22" office:value-type="string">
            <text:p>FBIO_CURSOR</text:p>
          </table:table-cell>
          <table:table-cell table:style-name="ce22" office:value-type="string">
            <text:p>FBIOGET_CON2FBMAP</text:p>
          </table:table-cell>
          <table:table-cell table:style-name="ce22" office:value-type="string">
            <text:p>FBIOPUT_CON2FBMAP</text:p>
          </table:table-cell>
          <table:table-cell table:style-name="ce22" office:value-type="string">
            <text:p>FBIOBLANK</text:p>
          </table:table-cell>
          <table:table-cell table:style-name="ce22" office:value-type="string">
            <text:p>FBIOGET_VBLANK</text:p>
          </table:table-cell>
          <table:table-cell table:style-name="ce22" office:value-type="string">
            <text:p>FBIO_ALLOC</text:p>
          </table:table-cell>
          <table:table-cell table:style-name="ce22" office:value-type="string">
            <text:p>FBIO_FREE</text:p>
          </table:table-cell>
          <table:table-cell table:style-name="ce22" office:value-type="string">
            <text:p>FBIOGET_GLYPH</text:p>
          </table:table-cell>
          <table:table-cell table:style-name="ce22" office:value-type="string">
            <text:p>FBIOGET_HWCINFO</text:p>
          </table:table-cell>
          <table:table-cell table:style-name="ce22" office:value-type="string">
            <text:p>FBIOPUT_MODEINFO</text:p>
          </table:table-cell>
          <table:table-cell table:style-name="ce22" office:value-type="string">
            <text:p>FBIOGET_DISPINFO</text:p>
          </table:table-cell>
          <table:table-cell table:number-columns-repeated="235"/>
        </table:table-row>
        <table:table-row table:style-name="ro2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Core-Framebuffer read frame buffer information with ioctl</text:p>
          </table:table-cell>
          <table:table-cell table:style-name="ce16"/>
          <table:table-cell table:style-name="ce23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 table:number-columns-repeated="14"/>
          <table:table-cell table:number-columns-repeated="235"/>
        </table:table-row>
        <table:table-row table:style-name="ro2">
          <table:table-cell/>
          <table:table-cell table:style-name="ce8" office:value-type="float" office:value="1">
            <text:p>1</text:p>
          </table:table-cell>
          <table:table-cell table:style-name="ce16" office:value-type="string">
            <text:p>Core-Framebuffer set blanking levels</text:p>
          </table:table-cell>
          <table:table-cell table:style-name="ce16"/>
          <table:table-cell table:style-name="ce23"/>
          <table:table-cell table:style-name="ce29"/>
          <table:table-cell table:style-name="ce29" office:value-type="float" office:value="1">
            <text:p>1</text:p>
          </table:table-cell>
          <table:table-cell table:style-name="ce29" table:number-columns-repeated="6"/>
          <table:table-cell table:style-name="ce29" office:value-type="float" office:value="1">
            <text:p>1</text:p>
          </table:table-cell>
          <table:table-cell table:style-name="ce29" table:number-columns-repeated="7"/>
          <table:table-cell table:number-columns-repeated="235"/>
        </table:table-row>
        <table:table-row table:style-name="ro2">
          <table:table-cell/>
          <table:table-cell table:style-name="ce8" office:value-type="float" office:value="1">
            <text:p>1</text:p>
          </table:table-cell>
          <table:table-cell table:style-name="ce16" office:value-type="string">
            <text:p>Core-Framebuffer 1-pixel uncached read</text:p>
          </table:table-cell>
          <table:table-cell table:style-name="ce16" office:value-type="string">
            <text:p>Reads framebuffer contents pixel by pixel, measures rusage and time it takes</text:p>
          </table:table-cell>
          <table:table-cell table:style-name="ce23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 table:number-columns-repeated="14"/>
          <table:table-cell table:number-columns-repeated="235"/>
        </table:table-row>
        <table:table-row table:style-name="ro2">
          <table:table-cell/>
          <table:table-cell table:style-name="ce8" office:value-type="float" office:value="1">
            <text:p>1</text:p>
          </table:table-cell>
          <table:table-cell table:style-name="ce16" office:value-type="string">
            <text:p>Core-Framebuffer 1-pixel uncached write</text:p>
          </table:table-cell>
          <table:table-cell table:style-name="ce16" office:value-type="string">
            <text:p>Writes into framebuffer pixel by pixel, measures rusage and time it takes</text:p>
          </table:table-cell>
          <table:table-cell table:style-name="ce23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 table:number-columns-repeated="14"/>
          <table:table-cell table:number-columns-repeated="235"/>
        </table:table-row>
        <table:table-row table:style-name="ro2">
          <table:table-cell/>
          <table:table-cell table:style-name="ce8" office:value-type="float" office:value="1">
            <text:p>1</text:p>
          </table:table-cell>
          <table:table-cell table:style-name="ce16" office:value-type="string">
            <text:p>Core-Framebuffer 1-pixel uncached modify</text:p>
          </table:table-cell>
          <table:table-cell table:style-name="ce16" office:value-type="string">
            <text:p>First reads from framebuffer pixel by pixel, then modifies the contents by inverting the pixel. Measures rusage and time this takes</text:p>
          </table:table-cell>
          <table:table-cell table:style-name="ce23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 table:number-columns-repeated="14"/>
          <table:table-cell table:number-columns-repeated="235"/>
        </table:table-row>
        <table:table-row table:style-name="ro2">
          <table:table-cell/>
          <table:table-cell table:style-name="ce8" office:value-type="float" office:value="1">
            <text:p>1</text:p>
          </table:table-cell>
          <table:table-cell table:style-name="ce16" office:value-type="string">
            <text:p>Core-Framebuffer fullscreen buffer read</text:p>
          </table:table-cell>
          <table:table-cell table:style-name="ce16" office:value-type="string">
            <text:p>Reads a full framebuffer at once. Rusage is used to track CPU. Also measures time.</text:p>
          </table:table-cell>
          <table:table-cell table:style-name="ce23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 table:number-columns-repeated="14"/>
          <table:table-cell table:number-columns-repeated="235"/>
        </table:table-row>
        <table:table-row table:style-name="ro2">
          <table:table-cell/>
          <table:table-cell table:style-name="ce8" office:value-type="float" office:value="1">
            <text:p>1</text:p>
          </table:table-cell>
          <table:table-cell table:style-name="ce16" office:value-type="string">
            <text:p>Core-Framebuffer fullscreen buffer write</text:p>
          </table:table-cell>
          <table:table-cell table:style-name="ce16" office:value-type="string">
            <text:p>Writes into a fullscreen buffer at once. Rusage is used to track CPU. Also measures time this takes.</text:p>
          </table:table-cell>
          <table:table-cell table:style-name="ce23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 table:number-columns-repeated="14"/>
          <table:table-cell table:number-columns-repeated="235"/>
        </table:table-row>
        <table:table-row table:style-name="ro2">
          <table:table-cell/>
          <table:table-cell table:style-name="ce8" office:value-type="float" office:value="1">
            <text:p>1</text:p>
          </table:table-cell>
          <table:table-cell table:style-name="ce16" office:value-type="string">
            <text:p>Core-Framebuffer fullscreen buffer modify</text:p>
          </table:table-cell>
          <table:table-cell table:style-name="ce16" office:value-type="string">
            <text:p>First reads a fullscreen framebuffer, then writes into it. Rusage is used to track CPU. Also measures the used time.</text:p>
          </table:table-cell>
          <table:table-cell table:style-name="ce23" office:value-type="float" office:value="1">
            <text:p>1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 table:number-columns-repeated="14"/>
          <table:table-cell table:number-columns-repeated="235"/>
        </table:table-row>
        <table:table-row table:style-name="ro2">
          <table:table-cell/>
          <table:table-cell table:style-name="ce8" office:value-type="float" office:value="0">
            <text:p>0</text:p>
          </table:table-cell>
          <table:table-cell table:style-name="ce16" office:value-type="string">
            <text:p>Put and get variable screen info</text:p>
          </table:table-cell>
          <table:table-cell table:style-name="ce16"/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table:number-columns-repeated="5"/>
          <table:table-cell table:style-name="ce29" office:value-type="float" office:value="0">
            <text:p>0</text:p>
          </table:table-cell>
          <table:table-cell table:style-name="ce29" table:number-columns-repeated="9"/>
          <table:table-cell table:number-columns-repeated="235"/>
        </table:table-row>
        <table:table-row table:style-name="ro2">
          <table:table-cell/>
          <table:table-cell table:style-name="ce8" office:value-type="float" office:value="0">
            <text:p>0</text:p>
          </table:table-cell>
          <table:table-cell table:style-name="ce16" office:value-type="string">
            <text:p>Put and get character map</text:p>
          </table:table-cell>
          <table:table-cell table:style-name="ce16"/>
          <table:table-cell table:style-name="ce23"/>
          <table:table-cell table:style-name="ce29" table:number-columns-repeated="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table:number-columns-repeated="2"/>
          <table:table-cell table:style-name="ce29" office:value-type="float" office:value="0">
            <text:p>0</text:p>
          </table:table-cell>
          <table:table-cell table:style-name="ce29" table:number-columns-repeated="9"/>
          <table:table-cell table:number-columns-repeated="235"/>
        </table:table-row>
        <table:table-row table:style-name="ro2">
          <table:table-cell/>
          <table:table-cell table:style-name="ce8" office:value-type="float" office:value="0">
            <text:p>0</text:p>
          </table:table-cell>
          <table:table-cell table:style-name="ce16" office:value-type="string">
            <text:p>Set big virtual screen and pan the display</text:p>
          </table:table-cell>
          <table:table-cell table:style-name="ce16"/>
          <table:table-cell table:style-name="ce23"/>
          <table:table-cell table:style-name="ce29" office:value-type="float" office:value="0">
            <text:p>0</text:p>
          </table:table-cell>
          <table:table-cell table:style-name="ce29" table:number-columns-repeated="3"/>
          <table:table-cell table:style-name="ce29" office:value-type="float" office:value="0">
            <text:p>0</text:p>
          </table:table-cell>
          <table:table-cell table:style-name="ce29"/>
          <table:table-cell table:style-name="ce29" office:value-type="float" office:value="0">
            <text:p>0</text:p>
          </table:table-cell>
          <table:table-cell table:style-name="ce29" table:number-columns-repeated="9"/>
          <table:table-cell table:number-columns-repeated="235"/>
        </table:table-row>
        <table:table-row table:style-name="ro2">
          <table:table-cell/>
          <table:table-cell table:style-name="ce8" office:value-type="float" office:value="0">
            <text:p>0</text:p>
          </table:table-cell>
          <table:table-cell table:style-name="ce16" office:value-type="string">
            <text:p>Set and unset a visible cursor</text:p>
          </table:table-cell>
          <table:table-cell table:style-name="ce16" office:value-type="string">
            <text:p>Might require specific images?</text:p>
          </table:table-cell>
          <table:table-cell table:style-name="ce23"/>
          <table:table-cell table:style-name="ce29"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table:number-columns-repeated="9"/>
          <table:table-cell table:number-columns-repeated="235"/>
        </table:table-row>
        <table:table-row table:style-name="ro2">
          <table:table-cell/>
          <table:table-cell table:style-name="ce8" office:value-type="float" office:value="0">
            <text:p>0</text:p>
          </table:table-cell>
          <table:table-cell table:style-name="ce16" office:value-type="string">
            <text:p>Test framebuffer switch from one to another</text:p>
          </table:table-cell>
          <table:table-cell table:style-name="ce16" office:value-type="string">
            <text:p>If the device has more than 1</text:p>
          </table:table-cell>
          <table:table-cell table:style-name="ce23"/>
          <table:table-cell table:style-name="ce29"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table:number-columns-repeated="8"/>
          <table:table-cell table:number-columns-repeated="235"/>
        </table:table-row>
        <table:table-row table:style-name="ro2">
          <table:table-cell/>
          <table:table-cell table:style-name="ce8" office:value-type="float" office:value="0">
            <text:p>0</text:p>
          </table:table-cell>
          <table:table-cell table:style-name="ce16" office:value-type="string">
            <text:p>Get vsync</text:p>
          </table:table-cell>
          <table:table-cell table:style-name="ce16" office:value-type="string">
            <text:p>Might not be supported in current displays...</text:p>
          </table:table-cell>
          <table:table-cell table:style-name="ce23"/>
          <table:table-cell table:style-name="ce29" table:number-columns-repeated="6"/>
          <table:table-cell table:style-name="ce29" office:value-type="float" office:value="0">
            <text:p>0</text:p>
          </table:table-cell>
          <table:table-cell table:style-name="ce29" table:number-columns-repeated="2"/>
          <table:table-cell table:style-name="ce29" office:value-type="float" office:value="0">
            <text:p>0</text:p>
          </table:table-cell>
          <table:table-cell table:style-name="ce29" table:number-columns-repeated="6"/>
          <table:table-cell table:number-columns-repeated="235"/>
        </table:table-row>
        <table:table-row table:style-name="ro2">
          <table:table-cell/>
          <table:table-cell table:style-name="ce8" office:value-type="float" office:value="0">
            <text:p>0</text:p>
          </table:table-cell>
          <table:table-cell table:style-name="ce16" office:value-type="string">
            <text:p>Allocate and free graphics memory</text:p>
          </table:table-cell>
          <table:table-cell table:style-name="ce16"/>
          <table:table-cell table:style-name="ce23"/>
          <table:table-cell table:style-name="ce29" table:number-columns-repeated="6"/>
          <table:table-cell table:style-name="ce29" office:value-type="float" office:value="0">
            <text:p>0</text:p>
          </table:table-cell>
          <table:table-cell table:style-name="ce29" table:number-columns-repeated="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table:number-columns-repeated="4"/>
          <table:table-cell table:number-columns-repeated="235"/>
        </table:table-row>
        <table:table-row table:style-name="ro2">
          <table:table-cell/>
          <table:table-cell table:style-name="ce8" office:value-type="float" office:value="0">
            <text:p>0</text:p>
          </table:table-cell>
          <table:table-cell table:style-name="ce16" office:value-type="string">
            <text:p>Test setting different text mode</text:p>
          </table:table-cell>
          <table:table-cell table:style-name="ce16"/>
          <table:table-cell table:style-name="ce23"/>
          <table:table-cell table:style-name="ce29" table:number-columns-repeated="6"/>
          <table:table-cell table:style-name="ce29" office:value-type="float" office:value="0">
            <text:p>0</text:p>
          </table:table-cell>
          <table:table-cell table:style-name="ce29" table:number-columns-repeated="5"/>
          <table:table-cell table:style-name="ce29" office:value-type="float" office:value="0">
            <text:p>0</text:p>
          </table:table-cell>
          <table:table-cell table:style-name="ce29"/>
          <table:table-cell table:style-name="ce29" office:value-type="float" office:value="0">
            <text:p>0</text:p>
          </table:table-cell>
          <table:table-cell table:style-name="ce29"/>
          <table:table-cell table:number-columns-repeated="235"/>
        </table:table-row>
        <table:table-row table:style-name="ro2">
          <table:table-cell/>
          <table:table-cell table:style-name="ce8" office:value-type="float" office:value="0">
            <text:p>0</text:p>
          </table:table-cell>
          <table:table-cell table:style-name="ce16" office:value-type="string">
            <text:p>Get hardware info</text:p>
          </table:table-cell>
          <table:table-cell table:style-name="ce16"/>
          <table:table-cell table:style-name="ce23"/>
          <table:table-cell table:style-name="ce29" table:number-columns-repeated="6"/>
          <table:table-cell table:style-name="ce29" office:value-type="float" office:value="0">
            <text:p>0</text:p>
          </table:table-cell>
          <table:table-cell table:style-name="ce29" table:number-columns-repeated="6"/>
          <table:table-cell table:style-name="ce29" office:value-type="float" office:value="0">
            <text:p>0</text:p>
          </table:table-cell>
          <table:table-cell table:style-name="ce29" table:number-columns-repeated="2"/>
          <table:table-cell table:number-columns-repeated="235"/>
        </table:table-row>
        <table:table-row table:style-name="ro2">
          <table:table-cell/>
          <table:table-cell table:style-name="ce8" office:value-type="float" office:value="0">
            <text:p>0</text:p>
          </table:table-cell>
          <table:table-cell table:style-name="ce16" office:value-type="string">
            <text:p>Get display information</text:p>
          </table:table-cell>
          <table:table-cell table:style-name="ce16"/>
          <table:table-cell table:style-name="ce23"/>
          <table:table-cell table:style-name="ce29" table:number-columns-repeated="6"/>
          <table:table-cell table:style-name="ce29" office:value-type="float" office:value="0">
            <text:p>0</text:p>
          </table:table-cell>
          <table:table-cell table:style-name="ce29" table:number-columns-repeated="8"/>
          <table:table-cell table:style-name="ce29" office:value-type="float" office:value="0">
            <text:p>0</text:p>
          </table:table-cell>
          <table:table-cell table:number-columns-repeated="235"/>
        </table:table-row>
        <table:table-row table:style-name="ro2">
          <table:table-cell/>
          <table:table-cell table:style-name="ce8" office:value-type="float" office:value="0">
            <text:p>0</text:p>
          </table:table-cell>
          <table:table-cell table:style-name="ce16" office:value-type="string">
            <text:p>Do some gradient pixel drawing</text:p>
          </table:table-cell>
          <table:table-cell table:style-name="ce16" office:value-type="string">
            <text:p>Basically maps the framebuffer and puts something into the memory</text:p>
          </table:table-cell>
          <table:table-cell table:style-name="ce23"/>
          <table:table-cell table:style-name="ce29" table:number-columns-repeated="6"/>
          <table:table-cell table:style-name="ce29" office:value-type="float" office:value="0">
            <text:p>0</text:p>
          </table:table-cell>
          <table:table-cell table:style-name="ce29" table:number-columns-repeated="9"/>
          <table:table-cell table:number-columns-repeated="235"/>
        </table:table-row>
        <table:table-row table:style-name="ro2">
          <table:table-cell/>
          <table:table-cell table:style-name="ce8" office:value-type="float" office:value="1">
            <text:p>1</text:p>
          </table:table-cell>
          <table:table-cell table:style-name="ce16" office:value-type="string">
            <text:p>Core-Backlight verify backlight levels</text:p>
          </table:table-cell>
          <table:table-cell table:style-name="ce16" office:value-type="string">
            <text:p>Uses sysfs rather than framebuffer, so no ioctl coverage</text:p>
          </table:table-cell>
          <table:table-cell table:style-name="ce23"/>
          <table:table-cell table:style-name="ce29" table:number-columns-repeated="16"/>
          <table:table-cell table:number-columns-repeated="235"/>
        </table:table-row>
        <table:table-row table:style-name="ro2">
          <table:table-cell/>
          <table:table-cell table:style-name="ce8" office:value-type="float" office:value="1">
            <text:p>1</text:p>
          </table:table-cell>
          <table:table-cell table:style-name="ce16" office:value-type="string">
            <text:p>Core-Backlight linear backlight level changes</text:p>
          </table:table-cell>
          <table:table-cell table:style-name="ce16" office:value-type="string">
            <text:p>Uses sysfs rather than framebuffer, so no ioctl coverage</text:p>
          </table:table-cell>
          <table:table-cell table:style-name="ce23"/>
          <table:table-cell table:style-name="ce29" table:number-columns-repeated="16"/>
          <table:table-cell table:number-columns-repeated="235"/>
        </table:table-row>
        <table:table-row table:style-name="ro2">
          <table:table-cell/>
          <table:table-cell table:style-name="ce8" office:value-type="float" office:value="1">
            <text:p>1</text:p>
          </table:table-cell>
          <table:table-cell table:style-name="ce16" office:value-type="string">
            <text:p>Core-Backlight logarithmic backlight level changes</text:p>
          </table:table-cell>
          <table:table-cell table:style-name="ce16" office:value-type="string">
            <text:p>Uses sysfs rather than framebuffer, so no ioctl coverage</text:p>
          </table:table-cell>
          <table:table-cell table:style-name="ce23"/>
          <table:table-cell table:style-name="ce29" table:number-columns-repeated="16"/>
          <table:table-cell table:number-columns-repeated="235"/>
        </table:table-row>
        <table:table-row table:style-name="ro2">
          <table:table-cell/>
          <table:table-cell table:style-name="ce8" office:value-type="float" office:value="0">
            <text:p>0</text:p>
          </table:table-cell>
          <table:table-cell table:style-name="ce16" table:number-columns-repeated="2"/>
          <table:table-cell table:style-name="ce23"/>
          <table:table-cell table:style-name="ce29" table:number-columns-repeated="16"/>
          <table:table-cell table:number-columns-repeated="235"/>
        </table:table-row>
        <table:table-row table:style-name="ro2">
          <table:table-cell table:style-name="ce6" table:number-columns-repeated="3"/>
          <table:table-cell table:style-name="ce19" office:value-type="string">
            <text:p>Ok: </text:p>
          </table:table-cell>
          <table:table-cell table:style-name="ce27" table:formula="of:=IF(SUM([.E13:.E34])&gt;0;1;0)" office:value-type="float" office:value="1">
            <text:p>1</text:p>
          </table:table-cell>
          <table:table-cell table:style-name="ce27" table:formula="of:=IF(SUM([.F13:.F34])&gt;0;1;0)" office:value-type="float" office:value="0">
            <text:p>0</text:p>
          </table:table-cell>
          <table:table-cell table:style-name="ce27" table:formula="of:=IF(SUM([.G13:.G34])&gt;0;1;0)" office:value-type="float" office:value="1">
            <text:p>1</text:p>
          </table:table-cell>
          <table:table-cell table:style-name="ce27" table:formula="of:=IF(SUM([.H13:.H34])&gt;0;1;0)" office:value-type="float" office:value="0">
            <text:p>0</text:p>
          </table:table-cell>
          <table:table-cell table:style-name="ce27" table:formula="of:=IF(SUM([.I13:.I34])&gt;0;1;0)" office:value-type="float" office:value="0">
            <text:p>0</text:p>
          </table:table-cell>
          <table:table-cell table:style-name="ce27" table:formula="of:=IF(SUM([.J13:.J34])&gt;0;1;0)" office:value-type="float" office:value="0">
            <text:p>0</text:p>
          </table:table-cell>
          <table:table-cell table:style-name="ce27" table:formula="of:=IF(SUM([.K13:.K34])&gt;0;1;0)" office:value-type="float" office:value="0">
            <text:p>0</text:p>
          </table:table-cell>
          <table:table-cell table:style-name="ce27" table:formula="of:=IF(SUM([.L13:.L34])&gt;0;1;0)" office:value-type="float" office:value="0">
            <text:p>0</text:p>
          </table:table-cell>
          <table:table-cell table:style-name="ce27" table:formula="of:=IF(SUM([.M13:.M34])&gt;0;1;0)" office:value-type="float" office:value="0">
            <text:p>0</text:p>
          </table:table-cell>
          <table:table-cell table:style-name="ce27" table:formula="of:=IF(SUM([.N13:.N34])&gt;0;1;0)" office:value-type="float" office:value="1">
            <text:p>1</text:p>
          </table:table-cell>
          <table:table-cell table:style-name="ce27" table:formula="of:=IF(SUM([.O13:.O34])&gt;0;1;0)" office:value-type="float" office:value="0">
            <text:p>0</text:p>
          </table:table-cell>
          <table:table-cell table:style-name="ce27" table:formula="of:=IF(SUM([.P13:.P34])&gt;0;1;0)" office:value-type="float" office:value="0">
            <text:p>0</text:p>
          </table:table-cell>
          <table:table-cell table:style-name="ce27" table:formula="of:=IF(SUM([.Q13:.Q34])&gt;0;1;0)" office:value-type="float" office:value="0">
            <text:p>0</text:p>
          </table:table-cell>
          <table:table-cell table:style-name="ce27" table:formula="of:=IF(SUM([.R13:.R34])&gt;0;1;0)" office:value-type="float" office:value="0">
            <text:p>0</text:p>
          </table:table-cell>
          <table:table-cell table:style-name="ce27" table:formula="of:=IF(SUM([.S13:.S34])&gt;0;1;0)" office:value-type="float" office:value="0">
            <text:p>0</text:p>
          </table:table-cell>
          <table:table-cell table:style-name="ce27" table:formula="of:=IF(SUM([.T13:.T34])&gt;0;1;0)" office:value-type="float" office:value="0">
            <text:p>0</text:p>
          </table:table-cell>
          <table:table-cell table:style-name="ce27" table:formula="of:=IF(SUM([.U13:.U34])&gt;0;1;0)" office:value-type="float" office:value="0">
            <text:p>0</text:p>
          </table:table-cell>
          <table:table-cell table:style-name="ce6" table:number-columns-repeated="228"/>
          <table:table-cell table:number-columns-repeated="7"/>
        </table:table-row>
        <table:table-row table:style-name="ro2">
          <table:table-cell table:number-columns-repeated="2"/>
          <table:table-cell table:style-name="ce17" office:value-type="string">
            <text:p>Coverage: </text:p>
          </table:table-cell>
          <table:table-cell table:style-name="ce20" table:formula="of:=SUM([.E36:.U36])/COUNT([.E36:.U36])" office:value-type="percentage" office:value="0.176470588235294">
            <text:p>17.65%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string">
            <text:p>Status:</text:p>
          </table:table-cell>
          <table:table-cell table:number-columns-repeated="254"/>
        </table:table-row>
        <table:table-row table:style-name="ro2">
          <table:table-cell/>
          <table:table-cell table:style-name="ce7" office:value-type="string">
            <text:p>Green</text:p>
          </table:table-cell>
          <table:table-cell office:value-type="string">
            <text:p>← implemented</text:p>
          </table:table-cell>
          <table:table-cell table:number-columns-repeated="253"/>
        </table:table-row>
        <table:table-row table:style-name="ro2">
          <table:table-cell/>
          <table:table-cell table:style-name="ce9" office:value-type="string">
            <text:p>Yellow</text:p>
          </table:table-cell>
          <table:table-cell office:value-type="string">
            <text:p>← in progress</text:p>
          </table:table-cell>
          <table:table-cell table:number-columns-repeated="253"/>
        </table:table-row>
        <table:table-row table:style-name="ro2">
          <table:table-cell/>
          <table:table-cell table:style-name="ce10" office:value-type="string">
            <text:p>Red</text:p>
          </table:table-cell>
          <table:table-cell office:value-type="string">
            <text:p>← proposed/planned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1"/>
          <table:table-cell table:number-columns-repeated="254"/>
        </table:table-row>
        <table:table-row table:style-name="ro2">
          <table:table-cell/>
          <table:table-cell table:style-name="ce12"/>
          <table:table-cell table:number-columns-repeated="254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number-columns-repeated="4"/>
          <table:table-cell table:style-name="Default"/>
          <table:table-cell table:number-columns-repeated="8"/>
          <table:table-cell table:style-name="Default" table:number-columns-repeated="2"/>
          <table:table-cell table:number-columns-repeated="241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arameters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5"/>
        <table:table-row table:style-name="ro4">
          <table:table-cell office:value-type="string">
            <text:p>FBIOGET_VSCREENINFO</text:p>
          </table:table-cell>
          <table:table-cell office:value-type="string">
            <text:p>struct fb_var_screeninfo</text:p>
          </table:table-cell>
          <table:table-cell office:value-type="string">
            <text:p>r</text:p>
          </table:table-cell>
          <table:table-cell office:value-type="string">
            <text:p>struct fb_var_screeninfo {</text:p>
            <text:p><text:s text:c="8"/>__u32 xres; <text:s text:c="20"/>/* visible resolution <text:s text:c="10"/>*/</text:p>
            <text:p><text:s text:c="8"/>__u32 yres;</text:p>
            <text:p><text:s text:c="8"/>__u32 xres_virtual; <text:s text:c="12"/>/* virtual resolution <text:s text:c="10"/>*/</text:p>
            <text:p><text:s text:c="8"/>__u32 yres_virtual;</text:p>
            <text:p><text:s text:c="8"/>__u32 xoffset; <text:s text:c="17"/>/* offset from virtual to visible */</text:p>
            <text:p><text:s text:c="8"/>__u32 yoffset; <text:s text:c="17"/>/* resolution <text:s text:c="18"/>*/</text:p>
            <text:p/>
            <text:p><text:s text:c="8"/>__u32 bits_per_pixel; <text:s text:c="10"/>/* guess what <text:s text:c="18"/>*/</text:p>
            <text:p><text:s text:c="8"/>__u32 grayscale; <text:s text:c="15"/>/* != 0 Graylevels instead of colors */</text:p>
            <text:p/>
            <text:p><text:s text:c="8"/>struct fb_bitfield red; <text:s text:c="8"/>/* bitfield in fb mem if true color, */</text:p>
            <text:p><text:s text:c="8"/>struct fb_bitfield green; <text:s text:c="6"/>/* else only length is significant */</text:p>
            <text:p><text:s text:c="8"/>struct fb_bitfield blue;</text:p>
            <text:p><text:s text:c="8"/>struct fb_bitfield transp; <text:s text:c="5"/>/* transparency <text:s text:c="16"/>*/ <text:s text:c="5"/></text:p>
            <text:p/>
            <text:p><text:s text:c="8"/>__u32 nonstd; <text:s text:c="18"/>/* != 0 Non standard pixel format */</text:p>
            <text:p/>
            <text:p><text:s text:c="8"/>__u32 activate; <text:s text:c="16"/>/* see FB_ACTIVATE_* <text:s text:c="11"/>*/</text:p>
            <text:p/>
            <text:p><text:s text:c="8"/>__u32 height; <text:s text:c="18"/>/* height of picture in mm <text:s text:c="3"/>*/</text:p>
            <text:p><text:s text:c="8"/>__u32 width; <text:s text:c="19"/>/* width of picture in mm <text:s text:c="4"/>*/</text:p>
            <text:p/>
            <text:p><text:s text:c="8"/>__u32 accel_flags; <text:s text:c="13"/>/* (OBSOLETE) see fb_info.flags */</text:p>
            <text:p/>
            <text:p><text:s text:c="8"/>/* Timing: All values in pixclocks, except pixclock (of course) */</text:p>
            <text:p><text:s text:c="8"/>__u32 pixclock; <text:s text:c="16"/>/* pixel clock in ps (pico seconds) */</text:p>
            <text:p><text:s text:c="8"/>__u32 left_margin; <text:s text:c="13"/>/* time from sync to picture <text:s text:c="3"/>*/</text:p>
            <text:p><text:s text:c="8"/>__u32 right_margin; <text:s text:c="12"/>/* time from picture to sync <text:s text:c="3"/>*/</text:p>
            <text:p><text:s text:c="8"/>__u32 upper_margin; <text:s text:c="12"/>/* time from sync to picture <text:s text:c="3"/>*/</text:p>
            <text:p><text:s text:c="8"/>__u32 lower_margin;</text:p>
            <text:p><text:s text:c="8"/>__u32 hsync_len; <text:s text:c="15"/>/* length of horizontal sync <text:s text:c="3"/>*/</text:p>
            <text:p><text:s text:c="8"/>__u32 vsync_len; <text:s text:c="15"/>/* length of vertical sync <text:s text:c="5"/>*/</text:p>
            <text:p><text:s text:c="8"/>__u32 sync; <text:s text:c="20"/>/* see FB_SYNC_* <text:s text:c="15"/>*/</text:p>
            <text:p><text:s text:c="8"/>__u32 vmode; <text:s text:c="19"/>/* see FB_VMODE_* <text:s text:c="14"/>*/</text:p>
            <text:p><text:s text:c="8"/>__u32 rotate; <text:s text:c="18"/>/* angle we rotate counter clockwise */</text:p>
            <text:p><text:s text:c="8"/>__u32 reserved[5]; <text:s text:c="13"/>/* Reserved for future compatibility */</text:p>
            <text:p>};</text:p>
          </table:table-cell>
          <table:table-cell office:value-type="string">
            <text:p>Get variable, or virtual screen info, could also be called as viewport</text:p>
          </table:table-cell>
        </table:table-row>
        <table:table-row table:style-name="ro4">
          <table:table-cell office:value-type="string">
            <text:p>FBIOPUT_VSCREENINFO</text:p>
          </table:table-cell>
          <table:table-cell office:value-type="string">
            <text:p>struct fb_var_screeninfo</text:p>
          </table:table-cell>
          <table:table-cell office:value-type="string">
            <text:p>w</text:p>
          </table:table-cell>
          <table:table-cell office:value-type="string">
            <text:p>struct fb_var_screeninfo {</text:p>
            <text:p><text:s text:c="8"/>__u32 xres; <text:s text:c="20"/>/* visible resolution <text:s text:c="10"/>*/</text:p>
            <text:p><text:s text:c="8"/>__u32 yres;</text:p>
            <text:p><text:s text:c="8"/>__u32 xres_virtual; <text:s text:c="12"/>/* virtual resolution <text:s text:c="10"/>*/</text:p>
            <text:p><text:s text:c="8"/>__u32 yres_virtual;</text:p>
            <text:p><text:s text:c="8"/>__u32 xoffset; <text:s text:c="17"/>/* offset from virtual to visible */</text:p>
            <text:p><text:s text:c="8"/>__u32 yoffset; <text:s text:c="17"/>/* resolution <text:s text:c="18"/>*/</text:p>
            <text:p/>
            <text:p><text:s text:c="8"/>__u32 bits_per_pixel; <text:s text:c="10"/>/* guess what <text:s text:c="18"/>*/</text:p>
            <text:p><text:s text:c="8"/>__u32 grayscale; <text:s text:c="15"/>/* != 0 Graylevels instead of colors */</text:p>
            <text:p/>
            <text:p><text:s text:c="8"/>struct fb_bitfield red; <text:s text:c="8"/>/* bitfield in fb mem if true color, */</text:p>
            <text:p><text:s text:c="8"/>struct fb_bitfield green; <text:s text:c="6"/>/* else only length is significant */</text:p>
            <text:p><text:s text:c="8"/>struct fb_bitfield blue;</text:p>
            <text:p><text:s text:c="8"/>struct fb_bitfield transp; <text:s text:c="5"/>/* transparency <text:s text:c="16"/>*/ <text:s text:c="5"/></text:p>
            <text:p/>
            <text:p><text:s text:c="8"/>__u32 nonstd; <text:s text:c="18"/>/* != 0 Non standard pixel format */</text:p>
            <text:p/>
            <text:p><text:s text:c="8"/>__u32 activate; <text:s text:c="16"/>/* see FB_ACTIVATE_* <text:s text:c="11"/>*/</text:p>
            <text:p/>
            <text:p><text:s text:c="8"/>__u32 height; <text:s text:c="18"/>/* height of picture in mm <text:s text:c="3"/>*/</text:p>
            <text:p><text:s text:c="8"/>__u32 width; <text:s text:c="19"/>/* width of picture in mm <text:s text:c="4"/>*/</text:p>
            <text:p/>
            <text:p><text:s text:c="8"/>__u32 accel_flags; <text:s text:c="13"/>/* (OBSOLETE) see fb_info.flags */</text:p>
            <text:p/>
            <text:p><text:s text:c="8"/>/* Timing: All values in pixclocks, except pixclock (of course) */</text:p>
            <text:p><text:s text:c="8"/>__u32 pixclock; <text:s text:c="16"/>/* pixel clock in ps (pico seconds) */</text:p>
            <text:p><text:s text:c="8"/>__u32 left_margin; <text:s text:c="13"/>/* time from sync to picture <text:s text:c="3"/>*/</text:p>
            <text:p><text:s text:c="8"/>__u32 right_margin; <text:s text:c="12"/>/* time from picture to sync <text:s text:c="3"/>*/</text:p>
            <text:p><text:s text:c="8"/>__u32 upper_margin; <text:s text:c="12"/>/* time from sync to picture <text:s text:c="3"/>*/</text:p>
            <text:p><text:s text:c="8"/>__u32 lower_margin;</text:p>
            <text:p><text:s text:c="8"/>__u32 hsync_len; <text:s text:c="15"/>/* length of horizontal sync <text:s text:c="3"/>*/</text:p>
            <text:p><text:s text:c="8"/>__u32 vsync_len; <text:s text:c="15"/>/* length of vertical sync <text:s text:c="5"/>*/</text:p>
            <text:p><text:s text:c="8"/>__u32 sync; <text:s text:c="20"/>/* see FB_SYNC_* <text:s text:c="15"/>*/</text:p>
            <text:p><text:s text:c="8"/>__u32 vmode; <text:s text:c="19"/>/* see FB_VMODE_* <text:s text:c="14"/>*/</text:p>
            <text:p><text:s text:c="8"/>__u32 rotate; <text:s text:c="18"/>/* angle we rotate counter clockwise */</text:p>
            <text:p><text:s text:c="8"/>__u32 reserved[5]; <text:s text:c="13"/>/* Reserved for future compatibility */</text:p>
            <text:p>};</text:p>
          </table:table-cell>
          <table:table-cell office:value-type="string">
            <text:p>Put variable or virtual screen info, could also be called as viewport</text:p>
          </table:table-cell>
        </table:table-row>
        <table:table-row table:style-name="ro5">
          <table:table-cell office:value-type="string">
            <text:p>FBIOGET_FSCREENINFO</text:p>
          </table:table-cell>
          <table:table-cell office:value-type="string">
            <text:p>struct fb_fix_screeninfo</text:p>
          </table:table-cell>
          <table:table-cell office:value-type="string">
            <text:p>r</text:p>
          </table:table-cell>
          <table:table-cell office:value-type="string">
            <text:p>struct fb_fix_screeninfo {</text:p>
            <text:p><text:s text:c="8"/>char id[16]; <text:s text:c="19"/>/* identification string eg "TT Builtin" */</text:p>
            <text:p><text:s text:c="8"/>unsigned long smem_start; <text:s text:c="6"/>/* Start of frame buffer mem */</text:p>
            <text:p><text:s text:c="40"/>/* (physical address) */</text:p>
            <text:p><text:s text:c="8"/>__u32 smem_len; <text:s text:c="16"/>/* Length of frame buffer mem */</text:p>
            <text:p><text:s text:c="8"/>__u32 type; <text:s text:c="20"/>/* see FB_TYPE_* <text:s text:c="15"/>*/</text:p>
            <text:p><text:s text:c="8"/>__u32 type_aux; <text:s text:c="16"/>/* Interleave for interleaved Planes */</text:p>
            <text:p><text:s text:c="8"/>__u32 visual; <text:s text:c="18"/>/* see FB_VISUAL_* <text:s text:c="13"/>*/ </text:p>
            <text:p><text:s text:c="8"/>__u16 xpanstep; <text:s text:c="16"/>/* zero if no hardware panning <text:s/>*/</text:p>
            <text:p><text:s text:c="8"/>__u16 ypanstep; <text:s text:c="16"/>/* zero if no hardware panning <text:s/>*/</text:p>
            <text:p><text:s text:c="8"/>__u16 ywrapstep; <text:s text:c="15"/>/* zero if no hardware ywrap <text:s text:c="3"/>*/</text:p>
            <text:p><text:s text:c="8"/>__u32 line_length; <text:s text:c="13"/>/* length of a line in bytes <text:s text:c="3"/>*/</text:p>
            <text:p><text:s text:c="8"/>unsigned long mmio_start; <text:s text:c="6"/>/* Start of Memory Mapped I/O <text:s text:c="2"/>*/</text:p>
            <text:p><text:s text:c="40"/>/* (physical address) */</text:p>
            <text:p><text:s text:c="8"/>__u32 mmio_len; <text:s text:c="16"/>/* Length of Memory Mapped I/O <text:s/>*/</text:p>
            <text:p><text:s text:c="8"/>__u32 accel; <text:s text:c="19"/>/* Indicate to driver which <text:s text:c="4"/>*/</text:p>
            <text:p><text:s text:c="40"/>/* <text:s/>specific chip/card we have <text:s/>*/</text:p>
            <text:p><text:s text:c="8"/>__u16 reserved[3]; <text:s text:c="13"/>/* Reserved for future compatibility */</text:p>
            <text:p>};</text:p>
          </table:table-cell>
          <table:table-cell office:value-type="string">
            <text:p>Get fixed, or physical screen info</text:p>
          </table:table-cell>
        </table:table-row>
        <table:table-row table:style-name="ro6">
          <table:table-cell office:value-type="string">
            <text:p>FBIOGETCMAP</text:p>
          </table:table-cell>
          <table:table-cell office:value-type="string">
            <text:p>struct fb_cmap</text:p>
          </table:table-cell>
          <table:table-cell office:value-type="string">
            <text:p>r</text:p>
          </table:table-cell>
          <table:table-cell office:value-type="string">
            <text:p>struct fb_cmap {</text:p>
            <text:p><text:s text:c="8"/>__u32 start; <text:s text:c="19"/>/* First entry <text:s/>*/</text:p>
            <text:p><text:s text:c="8"/>__u32 len; <text:s text:c="21"/>/* Number of entries */</text:p>
            <text:p><text:s text:c="8"/>__u16 *red; <text:s text:c="20"/>/* Red values <text:s text:c="2"/>*/</text:p>
            <text:p><text:s text:c="8"/>__u16 *green;</text:p>
            <text:p><text:s text:c="8"/>__u16 *blue;</text:p>
            <text:p><text:s text:c="8"/>__u16 *transp; <text:s text:c="17"/>/* transparency, can be NULL */</text:p>
            <text:p>};</text:p>
          </table:table-cell>
          <table:table-cell office:value-type="string">
            <text:p>Request a colormap</text:p>
          </table:table-cell>
        </table:table-row>
        <table:table-row table:style-name="ro6">
          <table:table-cell office:value-type="string">
            <text:p>FBIOPUTCMAP</text:p>
          </table:table-cell>
          <table:table-cell office:value-type="string">
            <text:p>struct fb_cmap</text:p>
          </table:table-cell>
          <table:table-cell office:value-type="string">
            <text:p>w</text:p>
          </table:table-cell>
          <table:table-cell office:value-type="string">
            <text:p>struct fb_cmap {</text:p>
            <text:p><text:s text:c="8"/>__u32 start; <text:s text:c="19"/>/* First entry <text:s/>*/</text:p>
            <text:p><text:s text:c="8"/>__u32 len; <text:s text:c="21"/>/* Number of entries */</text:p>
            <text:p><text:s text:c="8"/>__u16 *red; <text:s text:c="20"/>/* Red values <text:s text:c="2"/>*/</text:p>
            <text:p><text:s text:c="8"/>__u16 *green;</text:p>
            <text:p><text:s text:c="8"/>__u16 *blue;</text:p>
            <text:p><text:s text:c="8"/>__u16 *transp; <text:s text:c="17"/>/* transparency, can be NULL */</text:p>
            <text:p>};</text:p>
          </table:table-cell>
          <table:table-cell office:value-type="string">
            <text:p>Change a colormap</text:p>
          </table:table-cell>
        </table:table-row>
        <table:table-row table:style-name="ro4">
          <table:table-cell office:value-type="string">
            <text:p>FBIOPAN_DISPLAY</text:p>
          </table:table-cell>
          <table:table-cell office:value-type="string">
            <text:p>struct fb_var_screeninfo</text:p>
          </table:table-cell>
          <table:table-cell office:value-type="string">
            <text:p>w</text:p>
          </table:table-cell>
          <table:table-cell office:value-type="string">
            <text:p>struct fb_var_screeninfo {</text:p>
            <text:p><text:s text:c="8"/>__u32 xres; <text:s text:c="20"/>/* visible resolution <text:s text:c="10"/>*/</text:p>
            <text:p><text:s text:c="8"/>__u32 yres;</text:p>
            <text:p><text:s text:c="8"/>__u32 xres_virtual; <text:s text:c="12"/>/* virtual resolution <text:s text:c="10"/>*/</text:p>
            <text:p><text:s text:c="8"/>__u32 yres_virtual;</text:p>
            <text:p><text:s text:c="8"/>__u32 xoffset; <text:s text:c="17"/>/* offset from virtual to visible */</text:p>
            <text:p><text:s text:c="8"/>__u32 yoffset; <text:s text:c="17"/>/* resolution <text:s text:c="18"/>*/</text:p>
            <text:p/>
            <text:p><text:s text:c="8"/>__u32 bits_per_pixel; <text:s text:c="10"/>/* guess what <text:s text:c="18"/>*/</text:p>
            <text:p><text:s text:c="8"/>__u32 grayscale; <text:s text:c="15"/>/* != 0 Graylevels instead of colors */</text:p>
            <text:p/>
            <text:p><text:s text:c="8"/>struct fb_bitfield red; <text:s text:c="8"/>/* bitfield in fb mem if true color, */</text:p>
            <text:p><text:s text:c="8"/>struct fb_bitfield green; <text:s text:c="6"/>/* else only length is significant */</text:p>
            <text:p><text:s text:c="8"/>struct fb_bitfield blue;</text:p>
            <text:p><text:s text:c="8"/>struct fb_bitfield transp; <text:s text:c="5"/>/* transparency <text:s text:c="16"/>*/ <text:s text:c="5"/></text:p>
            <text:p/>
            <text:p><text:s text:c="8"/>__u32 nonstd; <text:s text:c="18"/>/* != 0 Non standard pixel format */</text:p>
            <text:p/>
            <text:p><text:s text:c="8"/>__u32 activate; <text:s text:c="16"/>/* see FB_ACTIVATE_* <text:s text:c="11"/>*/</text:p>
            <text:p/>
            <text:p><text:s text:c="8"/>__u32 height; <text:s text:c="18"/>/* height of picture in mm <text:s text:c="3"/>*/</text:p>
            <text:p><text:s text:c="8"/>__u32 width; <text:s text:c="19"/>/* width of picture in mm <text:s text:c="4"/>*/</text:p>
            <text:p/>
            <text:p><text:s text:c="8"/>__u32 accel_flags; <text:s text:c="13"/>/* (OBSOLETE) see fb_info.flags */</text:p>
            <text:p/>
            <text:p><text:s text:c="8"/>/* Timing: All values in pixclocks, except pixclock (of course) */</text:p>
            <text:p><text:s text:c="8"/>__u32 pixclock; <text:s text:c="16"/>/* pixel clock in ps (pico seconds) */</text:p>
            <text:p><text:s text:c="8"/>__u32 left_margin; <text:s text:c="13"/>/* time from sync to picture <text:s text:c="3"/>*/</text:p>
            <text:p><text:s text:c="8"/>__u32 right_margin; <text:s text:c="12"/>/* time from picture to sync <text:s text:c="3"/>*/</text:p>
            <text:p><text:s text:c="8"/>__u32 upper_margin; <text:s text:c="12"/>/* time from sync to picture <text:s text:c="3"/>*/</text:p>
            <text:p><text:s text:c="8"/>__u32 lower_margin;</text:p>
            <text:p><text:s text:c="8"/>__u32 hsync_len; <text:s text:c="15"/>/* length of horizontal sync <text:s text:c="3"/>*/</text:p>
            <text:p><text:s text:c="8"/>__u32 vsync_len; <text:s text:c="15"/>/* length of vertical sync <text:s text:c="5"/>*/</text:p>
            <text:p><text:s text:c="8"/>__u32 sync; <text:s text:c="20"/>/* see FB_SYNC_* <text:s text:c="15"/>*/</text:p>
            <text:p><text:s text:c="8"/>__u32 vmode; <text:s text:c="19"/>/* see FB_VMODE_* <text:s text:c="14"/>*/</text:p>
            <text:p><text:s text:c="8"/>__u32 rotate; <text:s text:c="18"/>/* angle we rotate counter clockwise */</text:p>
            <text:p><text:s text:c="8"/>__u32 reserved[5]; <text:s text:c="13"/>/* Reserved for future compatibility */</text:p>
            <text:p>};</text:p>
          </table:table-cell>
          <table:table-cell office:value-type="string">
            <text:p>Move viewport in virtual screen</text:p>
          </table:table-cell>
        </table:table-row>
        <table:table-row table:style-name="ro6">
          <table:table-cell office:value-type="string">
            <text:p>FBIO_CURSOR</text:p>
          </table:table-cell>
          <table:table-cell office:value-type="string">
            <text:p>struct fb_cursor</text:p>
          </table:table-cell>
          <table:table-cell office:value-type="string">
            <text:p>w</text:p>
          </table:table-cell>
          <table:table-cell office:value-type="string">
            <text:p>struct fb_cursor {</text:p>
            <text:p><text:s text:c="8"/>__u16 set; <text:s text:c="13"/>/* what to set */</text:p>
            <text:p><text:s text:c="8"/>__u16 enable; <text:s text:c="10"/>/* cursor on/off */</text:p>
            <text:p><text:s text:c="8"/>__u16 rop; <text:s text:c="13"/>/* bitop operation */</text:p>
            <text:p><text:s text:c="8"/>const char *mask; <text:s text:c="6"/>/* cursor mask bits */</text:p>
            <text:p><text:s text:c="8"/>struct fbcurpos hot; <text:s text:c="3"/>/* cursor hot spot */</text:p>
            <text:p><text:s text:c="8"/>struct fb_image image; <text:s/>/* Cursor image */</text:p>
            <text:p>};</text:p>
          </table:table-cell>
          <table:table-cell office:value-type="string">
            <text:p>Set current cursor</text:p>
          </table:table-cell>
        </table:table-row>
        <table:table-row table:style-name="ro7">
          <table:table-cell office:value-type="string">
            <text:p>FBIOGET_CON2FBMAP</text:p>
          </table:table-cell>
          <table:table-cell office:value-type="string">
            <text:p>struct fb_con2fbmap</text:p>
          </table:table-cell>
          <table:table-cell office:value-type="string">
            <text:p>r</text:p>
          </table:table-cell>
          <table:table-cell office:value-type="string">
            <text:p>struct fb_con2fbmap {</text:p>
            <text:p><text:s text:c="8"/>__u32 console;</text:p>
            <text:p><text:s text:c="8"/>__u32 framebuffer;</text:p>
            <text:p>};</text:p>
          </table:table-cell>
          <table:table-cell office:value-type="string">
            <text:p>Get current console / framebuffer / virtual terminal settings</text:p>
          </table:table-cell>
        </table:table-row>
        <table:table-row table:style-name="ro7">
          <table:table-cell office:value-type="string">
            <text:p>FBIOPUT_CON2FBMAP</text:p>
          </table:table-cell>
          <table:table-cell office:value-type="string">
            <text:p>struct fb_con2fbmap</text:p>
          </table:table-cell>
          <table:table-cell office:value-type="string">
            <text:p>w</text:p>
          </table:table-cell>
          <table:table-cell office:value-type="string">
            <text:p>struct fb_con2fbmap {</text:p>
            <text:p><text:s text:c="8"/>__u32 console;</text:p>
            <text:p><text:s text:c="8"/>__u32 framebuffer;</text:p>
            <text:p>};</text:p>
          </table:table-cell>
          <table:table-cell office:value-type="string">
            <text:p>Set current console / framebuffer / virtual terminal settings</text:p>
          </table:table-cell>
        </table:table-row>
        <table:table-row table:style-name="ro2">
          <table:table-cell office:value-type="string">
            <text:p>FBIOBLANK</text:p>
          </table:table-cell>
          <table:table-cell office:value-type="string">
            <text:p>int</text:p>
          </table:table-cell>
          <table:table-cell office:value-type="string">
            <text:p>w</text:p>
          </table:table-cell>
          <table:table-cell office:value-type="string">
            <text:p>0 or vesa level + 1</text:p>
          </table:table-cell>
          <table:table-cell office:value-type="string">
            <text:p>Blank display to a level</text:p>
          </table:table-cell>
        </table:table-row>
        <table:table-row table:style-name="ro8">
          <table:table-cell office:value-type="string">
            <text:p>FBIOGET_VBLANK</text:p>
          </table:table-cell>
          <table:table-cell office:value-type="string">
            <text:p>struct fb_vblank</text:p>
          </table:table-cell>
          <table:table-cell office:value-type="string">
            <text:p>r</text:p>
          </table:table-cell>
          <table:table-cell office:value-type="string">
            <text:p>struct fb_vblank {</text:p>
            <text:p><text:s text:c="8"/>__u32 flags; <text:s text:c="19"/>/* FB_VBLANK flags */</text:p>
            <text:p><text:s text:c="8"/>__u32 count; <text:s text:c="19"/>/* counter of retraces since boot */</text:p>
            <text:p><text:s text:c="8"/>__u32 vcount; <text:s text:c="18"/>/* current scanline position */</text:p>
            <text:p><text:s text:c="8"/>__u32 hcount; <text:s text:c="18"/>/* current scandot position */</text:p>
            <text:p><text:s text:c="8"/>__u32 reserved[4]; <text:s text:c="13"/>/* reserved for future compatibility */</text:p>
            <text:p>};</text:p>
          </table:table-cell>
          <table:table-cell office:value-type="string">
            <text:p>Return a current raster beam location?</text:p>
          </table:table-cell>
        </table:table-row>
        <table:table-row table:style-name="ro9">
          <table:table-cell office:value-type="string">
            <text:p>FBIO_ALLOC</text:p>
          </table:table-cell>
          <table:table-cell office:value-type="string">
            <text:p>void*</text:p>
          </table:table-cell>
          <table:table-cell office:value-type="string">
            <text:p>r</text:p>
          </table:table-cell>
          <table:table-cell office:value-type="string">
            <text:p>Arbitary pointer</text:p>
          </table:table-cell>
          <table:table-cell office:value-type="string">
            <text:p>Most likely not implemented (Not implemented in most linux kernel framebuffer drivers)</text:p>
          </table:table-cell>
        </table:table-row>
        <table:table-row table:style-name="ro9">
          <table:table-cell office:value-type="string">
            <text:p>FBIO_FREE</text:p>
          </table:table-cell>
          <table:table-cell office:value-type="string">
            <text:p>void*</text:p>
          </table:table-cell>
          <table:table-cell office:value-type="string">
            <text:p>w</text:p>
          </table:table-cell>
          <table:table-cell office:value-type="string">
            <text:p>Arbitary pointer</text:p>
          </table:table-cell>
          <table:table-cell office:value-type="string">
            <text:p>Most likely not implemented (Not implemented in most linux kernel framebuffer drivers)</text:p>
          </table:table-cell>
        </table:table-row>
        <table:table-row table:style-name="ro9">
          <table:table-cell office:value-type="string">
            <text:p>FBIOGET_GLYPH</text:p>
          </table:table-cell>
          <table:table-cell office:value-type="string">
            <text:p>void*</text:p>
          </table:table-cell>
          <table:table-cell office:value-type="string">
            <text:p>r</text:p>
          </table:table-cell>
          <table:table-cell office:value-type="string">
            <text:p>Arbitary pointer</text:p>
          </table:table-cell>
          <table:table-cell office:value-type="string">
            <text:p>Most likely not implemented (Not implemented in most linux kernel framebuffer drivers)</text:p>
          </table:table-cell>
        </table:table-row>
        <table:table-row table:style-name="ro9">
          <table:table-cell office:value-type="string">
            <text:p>FBIOGET_HWCINFO</text:p>
          </table:table-cell>
          <table:table-cell office:value-type="string">
            <text:p>void*</text:p>
          </table:table-cell>
          <table:table-cell office:value-type="string">
            <text:p>r</text:p>
          </table:table-cell>
          <table:table-cell office:value-type="string">
            <text:p>Arbitary pointer</text:p>
          </table:table-cell>
          <table:table-cell office:value-type="string">
            <text:p>Most likely not implemented (Not implemented in most linux kernel framebuffer drivers)</text:p>
          </table:table-cell>
        </table:table-row>
        <table:table-row table:style-name="ro9">
          <table:table-cell office:value-type="string">
            <text:p>FBIOPUT_MODEINFO</text:p>
          </table:table-cell>
          <table:table-cell office:value-type="string">
            <text:p>void*</text:p>
          </table:table-cell>
          <table:table-cell office:value-type="string">
            <text:p>r</text:p>
          </table:table-cell>
          <table:table-cell office:value-type="string">
            <text:p>Arbitary pointer</text:p>
          </table:table-cell>
          <table:table-cell office:value-type="string">
            <text:p>Most likely not implemented (Not implemented in most linux kernel framebuffer drivers)</text:p>
          </table:table-cell>
        </table:table-row>
        <table:table-row table:style-name="ro9">
          <table:table-cell office:value-type="string">
            <text:p>FBIOGET_DISPINFO</text:p>
          </table:table-cell>
          <table:table-cell office:value-type="string">
            <text:p>void*</text:p>
          </table:table-cell>
          <table:table-cell office:value-type="string">
            <text:p>r</text:p>
          </table:table-cell>
          <table:table-cell office:value-type="string">
            <text:p>Arbitary pointer</text:p>
          </table:table-cell>
          <table:table-cell office:value-type="string">
            <text:p>Most likely not implemented (Not implemented in most linux kernel framebuffer drivers)</text:p>
          </table:table-cell>
        </table:table-row>
        <table:table-row table:style-name="ro9" table:number-rows-repeated="12">
          <table:table-cell table:number-columns-repeated="5"/>
        </table:table-row>
        <table:table-row table:style-name="ro9">
          <table:table-cell table:number-columns-repeated="4"/>
          <table:table-cell table:style-name="ce26"/>
        </table:table-row>
        <table:table-row table:style-name="ro9" table:number-rows-repeated="33">
          <table:table-cell table:number-columns-repeated="5"/>
        </table:table-row>
        <table:table-row table:style-name="ro9">
          <table:table-cell table:number-columns-repeated="3"/>
          <table:table-cell table:style-name="ce24"/>
          <table:table-cell/>
        </table:table-row>
        <table:table-row table:style-name="ro9">
          <table:table-cell table:number-columns-repeated="5"/>
        </table:table-row>
        <table:table-row table:style-name="ro9">
          <table:table-cell table:number-columns-repeated="3"/>
          <table:table-cell table:style-name="ce24"/>
          <table:table-cell/>
        </table:table-row>
        <table:table-row table:style-name="ro9" table:number-rows-repeated="65469">
          <table:table-cell table:number-columns-repeated="5"/>
        </table:table-row>
        <table:table-row table:style-name="ro9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9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backgrd" style:family="table-cell" style:parent-style-name="Default">
      <style:table-cell-properties fo:background-color="#ff3333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lackbackgrd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eenbackgrd" style:family="table-cell" style:parent-style-name="Default">
      <style:table-cell-properties fo:background-color="#23ff23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000000"/>
    </style:style>
    <style:style style:name="Excel_5f_CondFormat_5f_1_5f_2_5f_1" style:display-name="Excel_CondFormat_1_2_1" style:family="table-cell" style:parent-style-name="Default">
      <style:table-cell-properties fo:background-color="#23ff23" fo:border="none"/>
    </style:style>
    <style:style style:name="Excel_5f_CondFormat_5f_1_5f_2_5f_2" style:display-name="Excel_CondFormat_1_2_2" style:family="table-cell" style:parent-style-name="Default">
      <style:table-cell-properties fo:background-color="#ff0000" fo:border="none"/>
    </style:style>
    <style:style style:name="yellow_5f_cond" style:display-name="yellow_cond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6">12/16/2010</text:date>, <text:time>12:1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s_20__2b__20_coverage" style:display-name="PageStyle_Tests + coverag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11-18T12:44:42</meta:creation-date>
    <dc:creator>Mika Niinistö</dc:creator>
    <dc:date>2010-12-16T12:16:10</dc:date>
    <meta:editing-cycles>444</meta:editing-cycles>
    <meta:editing-duration>PT417H08M11S</meta:editing-duration>
    <meta:document-statistic meta:table-count="2" meta:cell-count="240" meta:object-count="0"/>
    <meta:user-defined meta:name="Info 1"/>
    <meta:user-defined meta:name="Info 2"/>
    <meta:user-defined meta:name="Info 3"/>
    <meta:user-defined meta:name="Info 4"/>
  </office:meta>
</office:document-meta>
</file>